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line-break/>Distributed software environments encounter increasing complexity and management difficulties. Such architectures integrate various legacy software with specific management interfaces and need human-performed management tasks. Several configuration errors and low reactivity are the major consequences. <text:line-break/>TUNe, Toulouse University Network Environment, offers an implementation of a global autonomous management system, designed to solve these problems. The main idea is to administrate a software infrastructure as a component architecture, by wrapping legacy software pieces in components. Moreover, <text:s/>a high-level formalism has been introduced for specifications of architecture deployment and for autonomous management policies.<text:line-break/></text:p>
      <text:p text:style-name="P1"/>
      <text:p text:style-name="P1"/>
      <text:p text:style-name="P2">Integrating TUNe in the project leads to several reconsiderations of the current architecture. The first idea is to wrap entire virtual machines into TUNe components. However, it will be necessary to conduct a study in order to validate or invalidate such a choice. Results will define a more precise architecture which will be used until the end of the project. <text:line-break/><text:line-break/>The next step will be a simple deployment of a defined system based on the final client request. One Apache web server and two Tomcat application servers will be launched on a TUNe architecture.</text:p>
      <text:p text:style-name="P2"/>
      <text:p text:style-name="P2">Finally, an autonomous policy administrating live migrations will be implemented to satisfy client demand. As CPU consumption will be the determinative parameter, TUNe probes will monitor system activity and therefore their implementation will be added to the final tasks.</text:p>
      <text:p text:style-name="P1"/>
      <text:p text:style-name="P1"/>
      <text:p text:style-name="P1"/>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8T11:20:54</meta:creation-date>
    <dc:creator>adminxen</dc:creator>
    <dc:date>2008-02-18T11:35:30</dc:date>
    <meta:editing-cycles>16</meta:editing-cycles>
    <meta:editing-duration>PT1H7M40S</meta:editing-duration>
    <meta:user-defined meta:name="Info 1"/>
    <meta:user-defined meta:name="Info 2"/>
    <meta:user-defined meta:name="Info 3"/>
    <meta:user-defined meta:name="Info 4"/>
    <meta:document-statistic meta:table-count="0" meta:image-count="0" meta:object-count="0" meta:page-count="1" meta:paragraph-count="4" meta:word-count="225" meta:character-count="1563"/>
  </office:meta>
</office:document-meta>
</file>